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77ae" officeooo:paragraph-rsid="001477ae"/>
    </style:style>
    <style:style style:name="P2" style:family="paragraph" style:parent-style-name="Standard">
      <style:text-properties officeooo:rsid="00164349" officeooo:paragraph-rsid="00164349"/>
    </style:style>
    <style:style style:name="P3" style:family="paragraph" style:parent-style-name="Standard">
      <style:text-properties officeooo:rsid="001e17e6" officeooo:paragraph-rsid="001e17e6"/>
    </style:style>
    <style:style style:name="P4" style:family="paragraph" style:parent-style-name="Standard">
      <style:text-properties officeooo:rsid="00205ec0" officeooo:paragraph-rsid="00205ec0"/>
    </style:style>
    <style:style style:name="P5" style:family="paragraph" style:parent-style-name="Standard">
      <style:text-properties officeooo:rsid="00215923" officeooo:paragraph-rsid="00215923"/>
    </style:style>
    <style:style style:name="T1" style:family="text">
      <style:text-properties officeooo:rsid="0019ef3a"/>
    </style:style>
    <style:style style:name="T2" style:family="text">
      <style:text-properties officeooo:rsid="001fa3bd"/>
    </style:style>
    <style:style style:name="T3" style:family="text">
      <style:text-properties officeooo:rsid="0020a432"/>
    </style:style>
    <style:style style:name="T4" style:family="text">
      <style:text-properties officeooo:rsid="002281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DOM</text:p>
      <text:p text:style-name="P1"/>
      <text:p text:style-name="P2">1. BOM(Browser Object Model)</text:p>
      <text:p text:style-name="P2"><text:s/>웹 서비스는 웹 브라우저를 바탕으로 실행이 된다. 이러한 웹 브라우저와 관련된 객체를 BOM이라고 한다. BOM을 이용하여 브라우저와 관련된 기능을 구성해야 한다. BOM의 최상위 객체는 window 객체이고 DOM은 window의 하위 객체이다.</text:p>
      <text:p text:style-name="P2"/>
      <text:p text:style-name="P2">2. DOM(Document Object Model)</text:p>
      <text:p text:style-name="P2"><text:s/>&lt;html&gt;, &lt;head&gt;, &lt;body&gt; 등과 같은 html 문서의 태그를 javascript가 이용할 수 있는 객체를 문서 객체라고 한다. </text:p>
      <text:p text:style-name="P2"/>
      <text:p text:style-name="P2"><text:s/>렌더링 엔진이 웹 문서를 로드한 후, 파싱하여 웹 문서를 브라우저가 이해할 수 있는 구조로 구성하여 메모리에 저장하는 것을 <text:span text:style-name="T1">DOM이라고 한다. == 요소와 attribute, text를 객체로 만들고 객체마다 부모 자식 관계로 만들어 트리 구조로 구성한 것을 DOM이라고 한다.</text:span></text:p>
      <text:p text:style-name="P2"/>
      <text:p text:style-name="P2"><text:s/>웹 문서의 동적 변경을 위해 <text:span text:style-name="T1">DOM은 DOM에 접근할 수 있게 프로퍼티와 메서드를 갖는 자바스크립트 객체를 제공하는데 이것을 DOM API라고 한다.</text:span></text:p>
      <text:p text:style-name="P2"/>
      <text:p text:style-name="P3">3. DOM Tree</text:p>
      <text:p text:style-name="P3"><text:s/>DOM에서 모든 요소, 어트리뷰트, 텍스트는 하나의 객체고 Document 객체의 자식 객체이다. </text:p>
      <text:p text:style-name="P3"/>
      <text:p text:style-name="P3"><text:s/>DOM Tree 노드 종류</text:p>
      <text:p text:style-name="P3">- 문서노드 : 트리의 최상위 노드이며 요소, 어트리뷰트, 텍스트 노드에 접근하려면 문서노드에 먼저 접근해야한다.</text:p>
      <text:p text:style-name="P3">- 요소노드 : 어트리뷰트나 텍스트 노드에 접근하려면 요소노드에 먼저 접근해야 한다. 모든 요소노드는 <text:span text:style-name="T2">HTMLElement객체를 상속하는 객체.</text:span></text:p>
      <text:p text:style-name="P3">- 어트리뷰트노드 : 요소의 어트리뷰트를 표현. 요소노드의 자식이 아니라 포함된 노드.</text:p>
      <text:p text:style-name="P3">- 텍스트노드 : 요소노드의 자식 노드</text:p>
      <text:p text:style-name="P3"/>
      <text:p text:style-name="P4">4. DOM Query(요소에 접근)</text:p>
      <text:p text:style-name="P4">4.1 하나의 요소노드 선택</text:p>
      <text:p text:style-name="P4"><text:s/>document.getElementById(‘id’)</text:p>
      <text:p text:style-name="P4"><text:s/><text:span text:style-name="T3">document.querySelector(‘cssSelector’);</text:span></text:p>
      <text:p text:style-name="P4"/>
      <text:p text:style-name="P5">4.2 여러 요소노드 선택</text:p>
      <text:p text:style-name="P5"><text:s/><text:span text:style-name="T4">document.getElementsByClassName(‘class’);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4:55:20.030566593</meta:creation-date>
    <dc:date>2020-05-05T13:53:05.333009290</dc:date>
    <meta:editing-duration>PT2H7M1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527" meta:character-count="984" meta:non-whitespace-character-count="800"/>
  </office:meta>
</office:document-meta>
</file>